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a8a" officeooo:paragraph-rsid="0007fa8a"/>
    </style:style>
    <style:style style:name="P2" style:family="paragraph" style:parent-style-name="Standard">
      <style:text-properties officeooo:rsid="000827bb" officeooo:paragraph-rsid="000827bb"/>
    </style:style>
    <style:style style:name="P3" style:family="paragraph" style:parent-style-name="Standard">
      <style:text-properties officeooo:rsid="000bb157" officeooo:paragraph-rsid="000bb157"/>
    </style:style>
    <style:style style:name="P4" style:family="paragraph" style:parent-style-name="Standard">
      <style:text-properties officeooo:rsid="000cddae" officeooo:paragraph-rsid="000cddae"/>
    </style:style>
    <style:style style:name="P5" style:family="paragraph" style:parent-style-name="Standard">
      <style:text-properties officeooo:rsid="000dc340" officeooo:paragraph-rsid="000dc340"/>
    </style:style>
    <style:style style:name="P6" style:family="paragraph" style:parent-style-name="Standard" style:list-style-name="L1">
      <style:text-properties officeooo:rsid="000dc340" officeooo:paragraph-rsid="000dc340"/>
    </style:style>
    <style:style style:name="P7" style:family="paragraph" style:parent-style-name="Standard">
      <style:text-properties officeooo:rsid="000efa29" officeooo:paragraph-rsid="000efa29"/>
    </style:style>
    <style:style style:name="P8" style:family="paragraph" style:parent-style-name="Standard">
      <style:text-properties fo:font-size="16pt" fo:font-weight="bold" officeooo:rsid="0007fa8a" officeooo:paragraph-rsid="0007fa8a" style:font-size-asian="16pt" style:font-weight-asian="bold" style:font-size-complex="16pt" style:font-weight-complex="bold"/>
    </style:style>
    <style:style style:name="P9" style:family="paragraph" style:parent-style-name="Header">
      <style:text-properties officeooo:rsid="000efa29" officeooo:paragraph-rsid="000efa29"/>
    </style:style>
    <style:style style:name="T1" style:family="text">
      <style:text-properties officeooo:rsid="000827bb"/>
    </style:style>
    <style:style style:name="T2" style:family="text">
      <style:text-properties officeooo:rsid="0009e20e"/>
    </style:style>
    <style:style style:name="T3" style:family="text">
      <style:text-properties officeooo:rsid="000dc340"/>
    </style:style>
    <style:style style:name="T4" style:family="text">
      <style:text-properties officeooo:rsid="000efa29"/>
    </style:style>
    <style:style style:name="T5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nal Project: What should I do now? </text:p>
      <text:p text:style-name="P1"/>
      <text:p text:style-name="P1">This app will decide what the user should do at <text:span text:style-name="T1">that</text:span> very moment. Based on the questions given by the user, the app will give <text:span text:style-name="T4">suggestions</text:span> for the user. <text:span text:style-name="T1">Once the user has finished using the app, they will have a good suggestion what to do at that very moment in time. </text:span></text:p>
      <text:p text:style-name="P1"/>
      <text:p text:style-name="P2">This app is to give a nearly instant suggestion on what to do at that moment, so the user shouldn't spend more than a minute <text:span text:style-name="T4">or two</text:span> with the app. <text:span text:style-name="T2">This app will assume that if someone <text:s/>has downloaded such an app and is using it because they honestly have no idea what to do that they have considered some <text:s/>of the most obvious of activities, ( e.g. take a nap, read a book, watch TV, eat, do something that they always do) and consider more uncommon activities (rather than eat suggest go to a restaurant you have never been to, rather than be productive have start writing a novel, rather than do a chore have clean a friend's house) . Each possible suggestion will have a threshold for each category that must be met. A category constitutes as a descriptive word. Possible categories: yummy, productive, chore, relaxing, friendship, outlandish. So an example activity of “clean a friend's house” would have thresholds for each category that would look something like this:</text:span></text:p>
      <text:p text:style-name="P2"/>
      <text:p text:style-name="P5">friend<text:span text:style-name="T4">ly</text:span>: threshold of <text:span text:style-name="T4">2</text:span></text:p>
      <text:p text:style-name="P5">generous: threshold of 3</text:p>
      <text:p text:style-name="P5">productive: threshold of <text:span text:style-name="T4">0</text:span></text:p>
      <text:p text:style-name="P5">relaxing: threshold of 0</text:p>
      <text:p text:style-name="P5">outlandish: threshold of 0</text:p>
      <text:p text:style-name="P5">extroverted: threshold of 1</text:p>
      <text:p text:style-name="P5"/>
      <text:p text:style-name="P2"/>
      <text:p text:style-name="P3"><text:span text:style-name="T3">E</text:span>xample question<text:span text:style-name="T3">s</text:span>:</text:p>
      <text:p text:style-name="P3"/>
      <text:p text:style-name="P5">If I was to suggestion hanging out with a friend or two what would you like to do:</text:p>
      <text:list xml:id="list95903396382125225" text:style-name="L1">
        <text:list-item>
          <text:p text:style-name="P6">go out (+1 to extroverted and friendship)</text:p>
        </text:list-item>
        <text:list-item>
          <text:p text:style-name="P6">help them out (+1 generous and friendship )</text:p>
        </text:list-item>
        <text:list-item>
          <text:p text:style-name="P6">grab something to eat (+1 <text:span text:style-name="T4">yummy</text:span> and friendship)</text:p>
        </text:list-item>
        <text:list-item>
          <text:p text:style-name="P6">doing something that I haven't ever done with them(+1 outlandish and friendship)</text:p>
        </text:list-item>
        <text:list-item>
          <text:p text:style-name="P6">maybe watch a movie with them ( +1 to relaxing and friendship)</text:p>
        </text:list-item>
        <text:list-item>
          <text:p text:style-name="P6">Rather not even see a friend (-1 to friendship)</text:p>
        </text:list-item>
      </text:list>
      <text:p text:style-name="P5"/>
      <text:p text:style-name="P7">Once the user has answered an amount of randomly selected questions. The app will give a few randomly selected answers from all suggestions that have reached their threshold. Perhaps other features will be included like a cache so the app doesn't continuously give the same activity. </text:p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fa29" officeooo:paragraph-rsid="000efa29"/>
    </style:style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ke Fund<text:tab/><text:tab/>Udacity: Software Development Life Cycles</text:p>
        <text:p text:style-name="MP1">August 23<text:span text:style-name="MT1">rd</text:span>,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21:36:24.089259437</meta:creation-date>
    <dc:date>2014-08-24T23:42:31.436443314</dc:date>
    <meta:editing-duration>PT41S</meta:editing-duration>
    <meta:editing-cycles>1</meta:editing-cycles>
    <meta:document-statistic meta:table-count="0" meta:image-count="0" meta:object-count="0" meta:page-count="1" meta:paragraph-count="20" meta:word-count="392" meta:character-count="2206" meta:non-whitespace-character-count="1834"/>
    <meta:generator>LibreOffice/4.2.4.2$Linux_X86_64 LibreOffice_project/420m0$Build-2</meta:generator>
  </office:meta>
</office:document-meta>
</file>